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295f" officeooo:paragraph-rsid="0003295f"/>
    </style:style>
    <style:style style:name="P2" style:family="paragraph" style:parent-style-name="Text_20_body">
      <style:text-properties officeooo:rsid="00047022" officeooo:paragraph-rsid="000c674f"/>
    </style:style>
    <style:style style:name="P3" style:family="paragraph" style:parent-style-name="Text_20_body">
      <style:text-properties officeooo:rsid="0005e44e" officeooo:paragraph-rsid="001b8994"/>
    </style:style>
    <style:style style:name="P4" style:family="paragraph" style:parent-style-name="Text_20_body">
      <style:text-properties officeooo:rsid="0005e44e" officeooo:paragraph-rsid="0005e44e"/>
    </style:style>
    <style:style style:name="P5" style:family="paragraph" style:parent-style-name="Text_20_body">
      <style:text-properties officeooo:rsid="0017dd26" officeooo:paragraph-rsid="00361479"/>
    </style:style>
    <style:style style:name="P6" style:family="paragraph" style:parent-style-name="Text_20_body">
      <style:text-properties fo:font-style="normal" officeooo:rsid="000745db" officeooo:paragraph-rsid="000745db" style:font-style-asian="normal" style:font-style-complex="normal"/>
    </style:style>
    <style:style style:name="P7" style:family="paragraph" style:parent-style-name="Text_20_body">
      <style:text-properties officeooo:rsid="00291b06" officeooo:paragraph-rsid="00291b06"/>
    </style:style>
    <style:style style:name="P8" style:family="paragraph" style:parent-style-name="Text_20_body">
      <style:text-properties officeooo:rsid="0014f60b" officeooo:paragraph-rsid="00234993"/>
    </style:style>
    <style:style style:name="P9" style:family="paragraph" style:parent-style-name="Text_20_body">
      <style:paragraph-properties fo:text-align="start" style:justify-single-word="false"/>
      <style:text-properties officeooo:rsid="0016b791" officeooo:paragraph-rsid="0016b791"/>
    </style:style>
    <style:style style:name="P10" style:family="paragraph" style:parent-style-name="Heading_20_1">
      <style:text-properties officeooo:rsid="0003295f" officeooo:paragraph-rsid="0003295f"/>
    </style:style>
    <style:style style:name="P11" style:family="paragraph" style:parent-style-name="Heading_20_1">
      <style:text-properties officeooo:rsid="00047022" officeooo:paragraph-rsid="00047022"/>
    </style:style>
    <style:style style:name="P12" style:family="paragraph" style:parent-style-name="Heading_20_2">
      <style:text-properties officeooo:rsid="00047022" officeooo:paragraph-rsid="00047022"/>
    </style:style>
    <style:style style:name="P13" style:family="paragraph" style:parent-style-name="Heading_20_2">
      <style:text-properties officeooo:rsid="00291b06" officeooo:paragraph-rsid="00291b06"/>
    </style:style>
    <style:style style:name="P14" style:family="paragraph" style:parent-style-name="Text_20_body" style:list-style-name="L1">
      <style:text-properties officeooo:rsid="0003295f" officeooo:paragraph-rsid="0003295f"/>
    </style:style>
    <style:style style:name="P15" style:family="paragraph" style:parent-style-name="Text_20_body" style:list-style-name="L1">
      <style:text-properties officeooo:rsid="00047022" officeooo:paragraph-rsid="001993f5"/>
    </style:style>
    <style:style style:name="P16" style:family="paragraph" style:parent-style-name="Text_20_body" style:list-style-name="L1">
      <style:text-properties officeooo:rsid="000b7bc1" officeooo:paragraph-rsid="000b7bc1"/>
    </style:style>
    <style:style style:name="P17" style:family="paragraph" style:parent-style-name="Text_20_body">
      <style:text-properties officeooo:rsid="0017dd26" officeooo:paragraph-rsid="00361479"/>
    </style:style>
    <style:style style:name="P18" style:family="paragraph" style:parent-style-name="Text_20_body">
      <style:text-properties officeooo:rsid="00402d14" officeooo:paragraph-rsid="00402d14"/>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officeooo:rsid="0040f3b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rerequisites</text:h>
      <text:p text:style-name="P1">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0" text:outline-level="1">Songs</text:h>
      <text:list xml:id="list1814173531" text:style-name="L1">
        <text:list-item>
          <text:p text:style-name="P14">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4">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5">Touch: There is another encounter in the asteroid belt. <text:span text:style-name="T46">RT</text:span> goes hard on them because they accidentally have <text:soft-page-break/>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6">Intro: The quiet way from Jupiter out past Pluto. <text:span text:style-name="T52">On the way, Stella </text:span><text:span text:style-name="T58">and Man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1" text:outline-level="1">Evacunation</text:h>
      <text:h text:style-name="P12" text:outline-level="2">Armageddon</text:h>
      <text:p text:style-name="P2">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text:span><text:soft-page-break/><text:span text:style-name="T64">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text:span><text:soft-page-break/><text:span text:style-name="T21">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text:span><text:soft-page-break/><text:span text:style-name="T22">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6"><text:soft-page-break/>Some religious freaks are preparing for Armageddon – ever so slowly realizing that they are right in the middle of it.</text:p>
      <text:h text:style-name="P12" text:outline-level="2">Agnus</text:h>
      <text:p text:style-name="P3">“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text:span><text:soft-page-break/><text:span text:style-name="T50">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8">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text:span><text:soft-page-break/><text:span text:style-name="T26">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9"><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text:span><text:soft-page-break/><text:span text:style-name="T57">Just as the</text:span><text:span text:style-name="T62">y</text:span><text:span text:style-name="T57">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5"><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No I took the emergency. I’m heading </text:span><text:span text:style-name="T72">for</text:span><text:span text:style-name="T71"> Findhorn”<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text:span><text:soft-page-break/><text:span text:style-name="T38">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5"><text:span text:style-name="T39">“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pan text:style-name="T42">Guess it’s time to say goodbye then.” he turns towards Mullu </text:span><text:soft-page-break/><text:span text:style-name="T42">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oft-page-break/><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8">When he comes to again, the ship is doing wild maneuvers and he can hear Hudson and Greg screaming commands over the com. Mullu has passed out next to him, Spot still on her lap. “Status report.” he requests.<text:line-break/>“Went on a solid five g burn, now leaving the atmosphere. Manolo has passed out. Had to slow down to dodge some of the torpedoes.” <text:span text:style-name="T75">Hudson’s </text:span>signal ceases as the ship does a hard right twist. “Sorry boss. <text:span text:style-name="T75">Took a few minor blows, though.</text:span> They are serious about ending us. <text:span text:style-name="T75">Any idea why</text:span>?”<text:line-break/>“<text:span text:style-name="T75">Nope, I expected them to just give up when we shot out of the hangar. They are out of their minds.”</text:span></text:p>
      <text:h text:style-name="Heading_20_2" text:outline-level="2">Touch</text:h>
      <text:p text:style-name="P4"><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necessary input. He isn’t human anymore, but has become one with the machine, transforming input into output. Small beads of sweat emerge from his forehead, but he has no time to wipe them away.</text:span></text:p>
      <text:h text:style-name="P13" text:outline-level="2"><text:soft-page-break/>Intro</text:h>
      <text:p text:style-name="P7">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3T14:09:37.661000000</dc:date>
    <meta:editing-duration>PT3H19M39S</meta:editing-duration>
    <meta:editing-cycles>29</meta:editing-cycles>
    <meta:generator>LibreOffice/7.1.6.2$Windows_X86_64 LibreOffice_project/0e133318fcee89abacd6a7d077e292f1145735c3</meta:generator>
    <meta:document-statistic meta:table-count="0" meta:image-count="0" meta:object-count="0" meta:page-count="13" meta:paragraph-count="23" meta:word-count="3109" meta:character-count="17347" meta:non-whitespace-character-count="14261"/>
  </office:meta>
</office:document-meta>
</file>